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ERNANDEZ ZUÑIGA, LUIS ADOLF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2735550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FERNANDEZ ZUÑIGA, LUIS ADOLF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73555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1/08/2021 </text:span><text:span text:style-name="T5"><text:s/></text:span></text:p>
          </table:table-cell>
          <table:table-cell table:style-name="Tabla1.C3" office:value-type="string">
            <text:p text:style-name="P5"><text:span text:style-name="T7">D.I.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1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65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39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9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MARCOS QUISPE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7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0T22:32:0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